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line-height="115%"/>
    </style:style>
    <style:style style:name="P2" style:family="paragraph" style:parent-style-name="Preformatted_20_Text">
      <style:paragraph-properties fo:line-height="115%"/>
      <style:text-properties officeooo:paragraph-rsid="00076889"/>
    </style:style>
    <style:style style:name="P3" style:family="paragraph" style:parent-style-name="Preformatted_20_Text">
      <style:paragraph-properties fo:line-height="115%"/>
      <style:text-properties officeooo:rsid="000b9a47" officeooo:paragraph-rsid="000b9a47"/>
    </style:style>
    <style:style style:name="P4" style:family="paragraph" style:parent-style-name="Preformatted_20_Text">
      <style:paragraph-properties fo:line-height="115%"/>
      <style:text-properties fo:color="#000000" officeooo:rsid="000e41ef" officeooo:paragraph-rsid="000e41ef"/>
    </style:style>
    <style:style style:name="P5" style:family="paragraph" style:parent-style-name="Preformatted_20_Text">
      <style:paragraph-properties fo:line-height="115%"/>
      <style:text-properties fo:color="#000000" officeooo:rsid="000fa620" officeooo:paragraph-rsid="000fa620"/>
    </style:style>
    <style:style style:name="P6" style:family="paragraph" style:parent-style-name="Preformatted_20_Text">
      <style:paragraph-properties fo:line-height="115%"/>
      <style:text-properties fo:color="#000000" officeooo:rsid="00101269" officeooo:paragraph-rsid="00101269"/>
    </style:style>
    <style:style style:name="P7" style:family="paragraph" style:parent-style-name="Preformatted_20_Text">
      <style:paragraph-properties fo:line-height="115%"/>
      <style:text-properties fo:color="#000000" fo:font-weight="normal" officeooo:rsid="0010ca66" officeooo:paragraph-rsid="0010ca66" style:font-weight-asian="normal" style:font-weight-complex="normal"/>
    </style:style>
    <style:style style:name="P8" style:family="paragraph" style:parent-style-name="Preformatted_20_Text" style:list-style-name="L1">
      <style:paragraph-properties fo:line-height="115%"/>
      <style:text-properties officeooo:paragraph-rsid="00076889"/>
    </style:style>
    <style:style style:name="P9" style:family="paragraph" style:parent-style-name="Preformatted_20_Text" style:list-style-name="L2">
      <style:paragraph-properties fo:line-height="115%"/>
      <style:text-properties officeooo:paragraph-rsid="00076889"/>
    </style:style>
    <style:style style:name="P10" style:family="paragraph" style:parent-style-name="Preformatted_20_Text" style:list-style-name="L3">
      <style:paragraph-properties fo:line-height="115%"/>
    </style:style>
    <style:style style:name="P11" style:family="paragraph" style:parent-style-name="Preformatted_20_Text" style:list-style-name="L3">
      <style:paragraph-properties fo:line-height="115%"/>
      <style:text-properties officeooo:rsid="00076889" officeooo:paragraph-rsid="00076889"/>
    </style:style>
    <style:style style:name="P12" style:family="paragraph" style:parent-style-name="Preformatted_20_Text" style:list-style-name="L3">
      <style:paragraph-properties fo:line-height="115%"/>
      <style:text-properties officeooo:rsid="0007ce3f" officeooo:paragraph-rsid="0007ce3f"/>
    </style:style>
    <style:style style:name="P13" style:family="paragraph" style:parent-style-name="Preformatted_20_Text" style:list-style-name="L3">
      <style:paragraph-properties fo:line-height="115%"/>
      <style:text-properties officeooo:rsid="0007ce3f" officeooo:paragraph-rsid="000a38b5"/>
    </style:style>
    <style:style style:name="P14" style:family="paragraph" style:parent-style-name="Preformatted_20_Text" style:list-style-name="L3">
      <style:paragraph-properties fo:line-height="115%"/>
      <style:text-properties officeooo:rsid="000a38b5" officeooo:paragraph-rsid="000a38b5"/>
    </style:style>
    <style:style style:name="P15" style:family="paragraph" style:parent-style-name="Preformatted_20_Text" style:list-style-name="L3">
      <style:paragraph-properties fo:line-height="115%"/>
      <style:text-properties officeooo:rsid="000b9a47" officeooo:paragraph-rsid="000b9a47"/>
    </style:style>
    <style:style style:name="P16" style:family="paragraph" style:parent-style-name="Preformatted_20_Text" style:list-style-name="L3">
      <style:paragraph-properties fo:line-height="115%"/>
      <style:text-properties fo:color="#000000" officeooo:rsid="000d079e" officeooo:paragraph-rsid="000d079e"/>
    </style:style>
    <style:style style:name="P17" style:family="paragraph" style:parent-style-name="Preformatted_20_Text" style:list-style-name="L3">
      <style:paragraph-properties fo:line-height="115%"/>
      <style:text-properties fo:color="#000000" officeooo:rsid="000e41ef" officeooo:paragraph-rsid="000e41ef"/>
    </style:style>
    <style:style style:name="P18" style:family="paragraph" style:parent-style-name="Preformatted_20_Text" style:list-style-name="L4">
      <style:paragraph-properties fo:line-height="115%"/>
      <style:text-properties fo:color="#000000" officeooo:rsid="000e41ef" officeooo:paragraph-rsid="000e41ef"/>
    </style:style>
    <style:style style:name="P19" style:family="paragraph" style:parent-style-name="Preformatted_20_Text" style:list-style-name="L5">
      <style:paragraph-properties fo:line-height="115%"/>
      <style:text-properties fo:color="#000000" officeooo:rsid="000e41ef" officeooo:paragraph-rsid="000e41ef"/>
    </style:style>
    <style:style style:name="P20" style:family="paragraph" style:parent-style-name="Preformatted_20_Text" style:list-style-name="L6">
      <style:paragraph-properties fo:line-height="115%"/>
      <style:text-properties fo:color="#000000" officeooo:rsid="000e41ef" officeooo:paragraph-rsid="000e41ef"/>
    </style:style>
    <style:style style:name="P21" style:family="paragraph" style:parent-style-name="Preformatted_20_Text" style:list-style-name="L7">
      <style:paragraph-properties fo:line-height="115%"/>
      <style:text-properties fo:color="#000000" officeooo:rsid="000e41ef" officeooo:paragraph-rsid="000e41ef"/>
    </style:style>
    <style:style style:name="P22" style:family="paragraph" style:parent-style-name="Preformatted_20_Text" style:list-style-name="L8">
      <style:paragraph-properties fo:line-height="115%"/>
      <style:text-properties fo:color="#000000" officeooo:rsid="000fa620" officeooo:paragraph-rsid="000fa620"/>
    </style:style>
    <style:style style:name="P23" style:family="paragraph" style:parent-style-name="Preformatted_20_Text" style:list-style-name="L9">
      <style:paragraph-properties fo:line-height="115%"/>
      <style:text-properties fo:color="#000000" officeooo:rsid="000fa620" officeooo:paragraph-rsid="000fa620"/>
    </style:style>
    <style:style style:name="P24" style:family="paragraph" style:parent-style-name="Preformatted_20_Text" style:list-style-name="L10">
      <style:paragraph-properties fo:line-height="115%"/>
      <style:text-properties fo:color="#000000" officeooo:rsid="000fa620" officeooo:paragraph-rsid="000fa620"/>
    </style:style>
    <style:style style:name="P25" style:family="paragraph" style:parent-style-name="Preformatted_20_Text" style:list-style-name="L11">
      <style:paragraph-properties fo:line-height="115%"/>
      <style:text-properties fo:color="#000000" officeooo:rsid="000fa620" officeooo:paragraph-rsid="000fa620"/>
    </style:style>
    <style:style style:name="P26" style:family="paragraph" style:parent-style-name="Preformatted_20_Text" style:list-style-name="L12">
      <style:paragraph-properties fo:line-height="115%"/>
      <style:text-properties fo:color="#000000" officeooo:rsid="000fa620" officeooo:paragraph-rsid="000fa620"/>
    </style:style>
    <style:style style:name="P27" style:family="paragraph" style:parent-style-name="Preformatted_20_Text" style:list-style-name="L13">
      <style:paragraph-properties fo:line-height="115%"/>
      <style:text-properties fo:color="#000000" officeooo:rsid="00101269" officeooo:paragraph-rsid="00101269"/>
    </style:style>
    <style:style style:name="P28" style:family="paragraph" style:parent-style-name="Preformatted_20_Text" style:list-style-name="L14">
      <style:paragraph-properties fo:line-height="115%"/>
      <style:text-properties fo:color="#000000" officeooo:rsid="00101269" officeooo:paragraph-rsid="00101269"/>
    </style:style>
    <style:style style:name="P29" style:family="paragraph" style:parent-style-name="Preformatted_20_Text" style:list-style-name="L15">
      <style:paragraph-properties fo:line-height="115%"/>
      <style:text-properties fo:color="#000000" fo:font-weight="normal" officeooo:rsid="00101269" officeooo:paragraph-rsid="00101269" style:font-weight-asian="normal" style:font-weight-complex="normal"/>
    </style:style>
    <style:style style:name="P30" style:family="paragraph" style:parent-style-name="Preformatted_20_Text">
      <style:paragraph-properties fo:line-height="115%"/>
      <style:text-properties fo:color="#000000" fo:font-weight="normal" officeooo:rsid="00101269" officeooo:paragraph-rsid="00101269" style:font-weight-asian="normal" style:font-weight-complex="normal"/>
    </style:style>
    <style:style style:name="P31" style:family="paragraph" style:parent-style-name="Preformatted_20_Text" style:list-style-name="L16">
      <style:paragraph-properties fo:line-height="115%"/>
      <style:text-properties fo:color="#000000" fo:font-weight="normal" officeooo:rsid="00101269" officeooo:paragraph-rsid="00101269" style:font-weight-asian="normal" style:font-weight-complex="normal"/>
    </style:style>
    <style:style style:name="P32" style:family="paragraph" style:parent-style-name="Preformatted_20_Text" style:list-style-name="L17">
      <style:paragraph-properties fo:line-height="115%"/>
      <style:text-properties fo:color="#000000" fo:font-weight="normal" officeooo:rsid="0010ca66" officeooo:paragraph-rsid="0010ca66" style:font-weight-asian="normal" style:font-weight-complex="normal"/>
    </style:style>
    <style:style style:name="P33" style:family="paragraph" style:parent-style-name="Preformatted_20_Text" style:list-style-name="L18">
      <style:paragraph-properties fo:line-height="115%"/>
      <style:text-properties fo:color="#000000" fo:font-weight="normal" officeooo:rsid="0010ca66" officeooo:paragraph-rsid="0010ca66" style:font-weight-asian="normal" style:font-weight-complex="normal"/>
    </style:style>
    <style:style style:name="P34" style:family="paragraph" style:parent-style-name="Preformatted_20_Text" style:list-style-name="L19">
      <style:paragraph-properties fo:line-height="115%"/>
      <style:text-properties fo:color="#000000" fo:font-weight="normal" officeooo:rsid="0010ca66" officeooo:paragraph-rsid="0010ca66" style:font-weight-asian="normal" style:font-weight-complex="normal"/>
    </style:style>
    <style:style style:name="P35" style:family="paragraph" style:parent-style-name="Preformatted_20_Text" style:list-style-name="L20">
      <style:paragraph-properties fo:line-height="115%"/>
      <style:text-properties fo:color="#000000" fo:font-weight="normal" officeooo:rsid="0010ca66" officeooo:paragraph-rsid="0010ca66" style:font-weight-asian="normal" style:font-weight-complex="normal"/>
    </style:style>
    <style:style style:name="P36" style:family="paragraph" style:parent-style-name="Preformatted_20_Text">
      <style:paragraph-properties fo:line-height="115%"/>
      <style:text-properties fo:color="#000000" fo:font-weight="normal" officeooo:rsid="0010ca66" officeooo:paragraph-rsid="0010ca66" style:font-weight-asian="normal" style:font-weight-complex="normal"/>
    </style:style>
    <style:style style:name="P37" style:family="paragraph" style:parent-style-name="Preformatted_20_Text" style:list-style-name="L17">
      <style:paragraph-properties fo:line-height="115%"/>
      <style:text-properties fo:color="#000000" fo:font-weight="normal" officeooo:rsid="0016ba41" officeooo:paragraph-rsid="0016ba41" style:font-weight-asian="normal" style:font-weight-complex="normal"/>
    </style:style>
    <style:style style:name="P38" style:family="paragraph" style:parent-style-name="Preformatted_20_Text">
      <style:paragraph-properties fo:line-height="115%"/>
      <style:text-properties fo:color="#000000" fo:font-weight="normal" officeooo:rsid="0016ba41" officeooo:paragraph-rsid="0016ba41" style:font-weight-asian="normal" style:font-weight-complex="normal"/>
    </style:style>
    <style:style style:name="P39" style:family="paragraph" style:parent-style-name="Preformatted_20_Text" style:list-style-name="L21">
      <style:paragraph-properties fo:line-height="115%"/>
      <style:text-properties fo:color="#000000" fo:font-weight="normal" officeooo:rsid="00186cd5" officeooo:paragraph-rsid="00186cd5" style:font-weight-asian="normal" style:font-weight-complex="normal"/>
    </style:style>
    <style:style style:name="P40" style:family="paragraph" style:parent-style-name="Preformatted_20_Text">
      <style:paragraph-properties fo:line-height="115%"/>
      <style:text-properties fo:color="#000000" fo:font-weight="normal" officeooo:rsid="00186cd5" officeooo:paragraph-rsid="00186cd5" style:font-weight-asian="normal" style:font-weight-complex="normal"/>
    </style:style>
    <style:style style:name="P41" style:family="paragraph" style:parent-style-name="Preformatted_20_Text" style:list-style-name="L22">
      <style:paragraph-properties fo:line-height="115%"/>
      <style:text-properties fo:color="#000000" fo:font-weight="normal" officeooo:rsid="00186cd5" officeooo:paragraph-rsid="00186cd5" style:font-weight-asian="normal" style:font-weight-complex="normal"/>
    </style:style>
    <style:style style:name="P42" style:family="paragraph" style:parent-style-name="Preformatted_20_Text" style:list-style-name="L23">
      <style:paragraph-properties fo:line-height="115%"/>
      <style:text-properties fo:color="#000000" fo:font-weight="normal" officeooo:rsid="00186cd5" officeooo:paragraph-rsid="00186cd5" style:font-weight-asian="normal" style:font-weight-complex="normal"/>
    </style:style>
    <style:style style:name="P43" style:family="paragraph" style:parent-style-name="Preformatted_20_Text" style:list-style-name="L24">
      <style:paragraph-properties fo:line-height="115%"/>
      <style:text-properties fo:color="#000000" fo:font-weight="normal" officeooo:rsid="00186cd5" officeooo:paragraph-rsid="00186cd5" style:font-weight-asian="normal" style:font-weight-complex="normal"/>
    </style:style>
    <style:style style:name="P44" style:family="paragraph" style:parent-style-name="Preformatted_20_Text">
      <style:paragraph-properties fo:line-height="115%"/>
      <style:text-properties fo:color="#000000" fo:font-weight="normal" officeooo:rsid="0018b928" officeooo:paragraph-rsid="0018b928" style:font-weight-asian="normal" style:font-weight-complex="normal"/>
    </style:style>
    <style:style style:name="P45" style:family="paragraph" style:parent-style-name="Preformatted_20_Text" style:list-style-name="L25">
      <style:paragraph-properties fo:line-height="115%"/>
      <style:text-properties fo:color="#000000" fo:font-weight="normal" officeooo:rsid="0018b928" officeooo:paragraph-rsid="0018b928" style:font-weight-asian="normal" style:font-weight-complex="normal"/>
    </style:style>
    <style:style style:name="P46" style:family="paragraph" style:parent-style-name="Preformatted_20_Text" style:list-style-name="L20">
      <style:paragraph-properties fo:line-height="115%"/>
      <style:text-properties fo:color="#c9211e" fo:font-weight="normal" officeooo:rsid="0010ca66" officeooo:paragraph-rsid="0010ca66" style:font-weight-asian="normal" style:font-weight-complex="normal"/>
    </style:style>
    <style:style style:name="P47" style:family="paragraph" style:parent-style-name="Preformatted_20_Text" style:list-style-name="L20">
      <style:paragraph-properties fo:line-height="115%"/>
      <style:text-properties fo:color="#c9211e" fo:font-weight="normal" officeooo:rsid="0013ed0a" officeooo:paragraph-rsid="0013ed0a" style:font-weight-asian="normal" style:font-weight-complex="normal"/>
    </style:style>
    <style:style style:name="P48" style:family="paragraph" style:parent-style-name="Preformatted_20_Text" style:list-style-name="L17">
      <style:paragraph-properties fo:line-height="115%"/>
      <style:text-properties fo:color="#c9211e" fo:font-weight="normal" officeooo:rsid="0016ba41" officeooo:paragraph-rsid="0016ba41" style:font-weight-asian="normal" style:font-weight-complex="normal"/>
    </style:style>
    <style:style style:name="P49" style:family="paragraph" style:parent-style-name="Preformatted_20_Text" style:list-style-name="L17">
      <style:paragraph-properties fo:line-height="115%"/>
      <style:text-properties fo:color="#c9211e" fo:font-weight="normal" officeooo:rsid="00186cd5" officeooo:paragraph-rsid="00186cd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01269" style:font-weight-asian="bold" style:font-weight-complex="bold"/>
    </style:style>
    <style:style style:name="T3" style:family="text">
      <style:text-properties fo:font-weight="bold" officeooo:rsid="00186cd5" style:font-weight-asian="bold" style:font-weight-complex="bold"/>
    </style:style>
    <style:style style:name="T4" style:family="text">
      <style:text-properties officeooo:rsid="00076889"/>
    </style:style>
    <style:style style:name="T5" style:family="text">
      <style:text-properties officeooo:rsid="0007ce3f"/>
    </style:style>
    <style:style style:name="T6" style:family="text">
      <style:text-properties officeooo:rsid="00086d6a"/>
    </style:style>
    <style:style style:name="T7" style:family="text">
      <style:text-properties fo:color="#c9211e"/>
    </style:style>
    <style:style style:name="T8" style:family="text">
      <style:text-properties fo:color="#c9211e" officeooo:rsid="00086d6a"/>
    </style:style>
    <style:style style:name="T9" style:family="text">
      <style:text-properties fo:color="#c9211e" officeooo:rsid="000e41ef"/>
    </style:style>
    <style:style style:name="T10" style:family="text">
      <style:text-properties fo:color="#000000"/>
    </style:style>
    <style:style style:name="T11" style:family="text">
      <style:text-properties officeooo:rsid="000bfce2"/>
    </style:style>
    <style:style style:name="T12" style:family="text">
      <style:text-properties officeooo:rsid="000e41ef"/>
    </style:style>
    <style:style style:name="T13" style:family="text">
      <style:text-properties officeooo:rsid="000fa620"/>
    </style:style>
    <style:style style:name="T14" style:family="text">
      <style:text-properties officeooo:rsid="00101269"/>
    </style:style>
    <style:style style:name="T15" style:family="text">
      <style:text-properties fo:font-weight="normal" style:font-weight-asian="normal" style:font-weight-complex="normal"/>
    </style:style>
    <style:style style:name="T16" style:family="text">
      <style:text-properties officeooo:rsid="00122a89"/>
    </style:style>
    <style:style style:name="T17" style:family="text">
      <style:text-properties officeooo:rsid="0013ed0a"/>
    </style:style>
    <style:style style:name="T18" style:family="text">
      <style:text-properties officeooo:rsid="0015db4b"/>
    </style:style>
    <style:style style:name="T19" style:family="text">
      <style:text-properties officeooo:rsid="0018b9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kerfile in-depth docs (AIDAmri v1.1.1)</text:h>
      <text:p text:style-name="P1">AIDAmri/Dockerfile at https://github.com/aswendtlab/AIDAmri/tree/dockerdev</text:p>
      <text:p text:style-name="P1">Latest commit: e9f2f5e2943fb5d00924da345a0791c857e00f03</text:p>
      <text:p text:style-name="P1">Latest file change:<text:tab/>2022/08/25</text:p>
      <text:p text:style-name="P1">Latest doc change:<text:tab/>2022/09/27</text:p>
      <text:p text:style-name="P1"/>
      <text:p text:style-name="P1">Please make yourself comfortable with Dockerfile synthax first.</text:p>
      <text:p text:style-name="P1">The layers will be referred to their order of appearance within the file.</text:p>
      <text:p text:style-name="P3">Passages highlighted in <text:span text:style-name="T7">red </text:span><text:span text:style-name="T10">refer to tools that were not individually tested, their usage is assumed within the different installation processes, or issues that were not yet addressed exhaustively.</text:span></text:p>
      <text:p text:style-name="P1"/>
      <text:p text:style-name="P1">LAYER 1 (<text:span text:style-name="T1">FROM</text:span>);<text:tab/>l.1</text:p>
      <text:list xml:id="list2453261492" text:style-name="L1">
        <text:list-item>
          <text:p text:style-name="P8">Loads Ubuntu 18.04 base image</text:p>
          <text:list>
            <text:list-item>
              <text:p text:style-name="P8"><text:span text:style-name="T7">Ubuntu 18.04 might be deprecated</text:span>. 20.04 or 22.04 might be more feasible for applications like DSI-Studio</text:p>
            </text:list-item>
            <text:list-item>
              <text:p text:style-name="P8"><text:span text:style-name="T4">h</text:span>owever, DO NOT CHANGE the Ubuntu version, unless you commit to fix the upcoming issues (e.g. FSL need to be implemented differently)</text:p>
            </text:list-item>
          </text:list>
        </text:list-item>
      </text:list>
      <text:p text:style-name="P1"/>
      <text:p text:style-name="P2">LAYER 2 (<text:span text:style-name="T1">ENV</text:span>);<text:tab/>l.3</text:p>
      <text:list xml:id="list1502015129" text:style-name="L2">
        <text:list-item>
          <text:p text:style-name="P9">“DEBIAN_FRONTEND=noninteractive” will automatize dialogue that appears when installing packages as the building process will not handle dialogue itself. Every requested answer will be set to default.</text:p>
        </text:list-item>
      </text:list>
      <text:p text:style-name="P1"/>
      <text:p text:style-name="P1">LAYER 3 (<text:span text:style-name="T1">RUN</text:span>);<text:tab/>l.5-16</text:p>
      <text:list xml:id="list1817460503" text:style-name="L3">
        <text:list-item>
          <text:p text:style-name="P10">apt-get update/upgrade/<text:span text:style-name="T5">install -y (ll.6f)</text:span></text:p>
          <text:list>
            <text:list-item>
              <text:p text:style-name="P11">apt-get (or apt) is an package managing tool</text:p>
              <text:list>
                <text:list-item>
                  <text:p text:style-name="P11">the update option resynchronizes the package index files to its sources</text:p>
                </text:list-item>
                <text:list-item>
                  <text:p text:style-name="P11">the upgrade option upgrades every package to its most recent version</text:p>
                </text:list-item>
                <text:list-item>
                  <text:p text:style-name="P11">the -y flag in both cases sets the dialogue option to “yes” to execute the directives</text:p>
                </text:list-item>
                <text:list-item>
                  <text:p text:style-name="P11">this is a commonly standard procedure before installation within Linux command line for managing packages</text:p>
                </text:list-item>
                <text:list-item>
                  <text:p text:style-name="P12">install is self-explanatory. All following packages (ll.8-16) are queued for installation</text:p>
                </text:list-item>
              </text:list>
            </text:list-item>
          </text:list>
        </text:list-item>
        <text:list-item>
          <text:p text:style-name="P12">installing packages</text:p>
          <text:list>
            <text:list-item>
              <text:p text:style-name="P12">wget: downloading tool for FTP/HTTP(S) server data; needed for DSI-Studio</text:p>
            </text:list-item>
            <text:list-item>
              <text:p text:style-name="P12">unzip: tool for ZIP-file extraction; needed for DSI-Studio</text:p>
            </text:list-item>
            <text:list-item>
              <text:p text:style-name="P13"><text:span text:style-name="T7">build-essential, </text:span><text:span text:style-name="T8">checkinstall, zlib1g-dev</text:span><text:span text:style-name="T6">:</text:span></text:p>
              <text:list>
                <text:list-item>
                  <text:p text:style-name="P14">Different tools for debian package building and decompression</text:p>
                </text:list-item>
                <text:list-item>
                  <text:p text:style-name="P14">Assumed usage within FSL installation</text:p>
                  <text:list>
                    <text:list-item>
                      <text:p text:style-name="P14"><text:span text:style-name="T7">Exact usage unknown</text:span> as it was transferred from similar Docker building processes including <text:span text:style-name="T11">cmake</text:span></text:p>
                    </text:list-item>
                  </text:list>
                </text:list-item>
              </text:list>
            </text:list-item>
            <text:list-item>
              <text:p text:style-name="P14"><text:span text:style-name="T7">libssl-dev</text:span>: Secure Socket Layer tool package for crypto protocols (basically for save internet protocol usage)</text:p>
            </text:list-item>
            <text:list-item>
              <text:p text:style-name="P14">git: tool for downloading DSI github repository</text:p>
            </text:list-item>
            <text:list-item>
              <text:p text:style-name="P15"><text:span text:style-name="T7">dc</text:span>: arbitrary precision calculator; <text:span text:style-name="T7">usage not exactly known</text:span></text:p>
            </text:list-item>
            <text:list-item>
              <text:p text:style-name="P16"><text:span text:style-name="T7">ffmpeg</text:span>: Library for storing audio and video; <text:span text:style-name="T7">not sure if really needed</text:span> but might be in use for NiftyReg data management or it is an artefact of the DSI-Studio GUI usage</text:p>
            </text:list-item>
            <text:list-item>
              <text:p text:style-name="P16"><text:span text:style-name="T7">libsm6</text:span>: <text:span text:style-name="T12">Session management library; </text:span><text:span text:style-name="T9">usage unknown</text:span></text:p>
            </text:list-item>
            <text:list-item>
              <text:p text:style-name="P17"><text:soft-page-break/><text:span text:style-name="T7">libxext6</text:span>: Misc. extension library; <text:span text:style-name="T7">usage unknown</text:span></text:p>
            </text:list-item>
          </text:list>
        </text:list-item>
      </text:list>
      <text:p text:style-name="P4"/>
      <text:p text:style-name="P4">LAYER 4 (<text:span text:style-name="T1">RUN</text:span>);<text:tab/>ll.18-24</text:p>
      <text:list xml:id="list4028651102" text:style-name="L4">
        <text:list-item>
          <text:p text:style-name="P18">This part sets up cmake to build and compile NiftyReg within the image</text:p>
        </text:list-item>
        <text:list-item>
          <text:p text:style-name="P18">It gets downloaded via wget (l.18), extracted via tar (l.19) and installed via the bootstrap script (l.22) and build by make and make install (ll.23f)</text:p>
          <text:list>
            <text:list-item>
              <text:p text:style-name="P18">Note that the tar archive is removed after extraction (l.20)</text:p>
            </text:list-item>
            <text:list-item>
              <text:p text:style-name="P18">The tar extraction uses the flags -x for “extract”, -v for “verbose” (so the extraction process is echoed; it is however optional), -z to handle compressed data and -f to pass the archive name to the command</text:p>
            </text:list-item>
          </text:list>
        </text:list-item>
      </text:list>
      <text:p text:style-name="P4"/>
      <text:p text:style-name="P4">LAYER 5 (<text:span text:style-name="T1">RUN</text:span>);<text:tab/>l.27</text:p>
      <text:list xml:id="list3706663687" text:style-name="L5">
        <text:list-item>
          <text:p text:style-name="P19">mkdir aida creates a directory that will contain binaries and libraries from AIDAmri and function as the working directory within a running container</text:p>
        </text:list-item>
      </text:list>
      <text:p text:style-name="P4"/>
      <text:p text:style-name="P4">LAYER 6 (<text:span text:style-name="T1">WORKDIR</text:span>);l.28</text:p>
      <text:list xml:id="list2817664899" text:style-name="L6">
        <text:list-item>
          <text:p text:style-name="P20">Sets working directory (might be a <text:span text:style-name="T14">not needed</text:span> as this step is done <text:span text:style-name="T14">later again</text:span>; <text:span text:style-name="T7">CHECK FOR DEPRECATION</text:span>)</text:p>
        </text:list-item>
      </text:list>
      <text:p text:style-name="P4"/>
      <text:p text:style-name="P4">LAYER 7 (<text:span text:style-name="T1">RUN</text:span>);<text:tab/>ll.31-33</text:p>
      <text:list xml:id="list2230169111" text:style-name="L7">
        <text:list-item>
          <text:p text:style-name="P21">installing python3, <text:span text:style-name="T13">pip and venv (virtual environment)</text:span></text:p>
        </text:list-item>
      </text:list>
      <text:p text:style-name="P5"/>
      <text:p text:style-name="P5">LAYERS 8-10 (<text:span text:style-name="T1">ENV, RUN, ENV</text:span>);<text:tab/>ll.34-36</text:p>
      <text:list xml:id="list2001240803" text:style-name="L8">
        <text:list-item>
          <text:p text:style-name="P22">Setting up Python environment path</text:p>
        </text:list-item>
      </text:list>
      <text:p text:style-name="P5"/>
      <text:p text:style-name="P5">LAYER 11 (<text:span text:style-name="T1">RUN</text:span>);<text:tab/>l.37</text:p>
      <text:list xml:id="list3176050916" text:style-name="L9">
        <text:list-item>
          <text:p text:style-name="P23">Upgrading setuptools (used for python package builds in next layer)</text:p>
        </text:list-item>
      </text:list>
      <text:p text:style-name="P5"/>
      <text:p text:style-name="P5">LAYER 12 (<text:span text:style-name="T1">COPY</text:span>);<text:tab/>l.38</text:p>
      <text:list xml:id="list2857238223" text:style-name="L10">
        <text:list-item>
          <text:p text:style-name="P24">Copies the Python requirements list into image (requirements.txt). It is important that this file is in the same folder as the Dockerfile</text:p>
        </text:list-item>
      </text:list>
      <text:p text:style-name="P5"/>
      <text:p text:style-name="P5">LAYER 13 (<text:span text:style-name="T1">RUN</text:span>);<text:tab/>ll.39f</text:p>
      <text:list xml:id="list4236406924" text:style-name="L11">
        <text:list-item>
          <text:p text:style-name="P25">installs all required packages via pip</text:p>
        </text:list-item>
      </text:list>
      <text:p text:style-name="P5"/>
      <text:p text:style-name="P5">LAYER 14 (<text:span text:style-name="T1">COPY</text:span>);<text:tab/>l.44</text:p>
      <text:list xml:id="list1852524341" text:style-name="L12">
        <text:list-item>
          <text:p text:style-name="P26">Copies a modified FSL installation script. The modification is done so a dialogue during the installation can be avoided. Non-interactive mode does not solve the issue. <text:span text:style-name="T7">Piping the answer instead of modifying the file might work as well </text:span></text:p>
        </text:list-item>
      </text:list>
      <text:p text:style-name="P5"/>
      <text:p text:style-name="P5">LAYER 15 <text:span text:style-name="T14">(</text:span><text:span text:style-name="T2">RUN</text:span><text:span text:style-name="T14">);<text:tab/>l.45</text:span></text:p>
      <text:list xml:id="list538858661" text:style-name="L13">
        <text:list-item>
          <text:p text:style-name="P27">Installation of FSL. <text:span text:style-name="T7">The version 5.0.11 is apparently required for AIDAmri, however other versions were not tested yet</text:span></text:p>
        </text:list-item>
      </text:list>
      <text:p text:style-name="P6"/>
      <text:p text:style-name="P6">LAYERS 16-20 (<text:span text:style-name="T1">ENV, RUN, ENV, ENV, RUN</text:span>); <text:tab/>ll.47-52</text:p>
      <text:list xml:id="list3743563241" text:style-name="L14">
        <text:list-item>
          <text:p text:style-name="P28">Those layers set up the environment variables for FSL</text:p>
        </text:list-item>
        <text:list-item>
          <text:p text:style-name="P28">l.48: The FSL directory is addressed</text:p>
        </text:list-item>
        <text:list-item>
          <text:p text:style-name="P28">l.49: Running the fsl bash file for set-up</text:p>
        </text:list-item>
        <text:list-item>
          <text:p text:style-name="P28">l.50: The output type for FSL is specified (.nii.gz)</text:p>
        </text:list-item>
        <text:list-item>
          <text:p text:style-name="P28">l.51: The binary path for FSL commands is addressed</text:p>
        </text:list-item>
        <text:list-item>
          <text:p text:style-name="P28">l.52: The binary paths are exported to make them executable</text:p>
        </text:list-item>
      </text:list>
      <text:p text:style-name="P6"/>
      <text:p text:style-name="P6"><text:soft-page-break/>LAYER 21 (<text:span text:style-name="T1">RUN</text:span><text:span text:style-name="T15">);<text:tab/>l.55</text:span></text:p>
      <text:list xml:id="list402067912" text:style-name="L15">
        <text:list-item>
          <text:p text:style-name="P29">directory is made for NiftyReg</text:p>
        </text:list-item>
      </text:list>
      <text:p text:style-name="P30"/>
      <text:p text:style-name="P6"><text:span text:style-name="T15">LAYER 22 (</text:span><text:span text:style-name="T1">WORKDIR</text:span><text:span text:style-name="T15">);l.56</text:span></text:p>
      <text:list xml:id="list3173418300" text:style-name="L16">
        <text:list-item>
          <text:p text:style-name="P31">changes working directory to NiftyReg</text:p>
        </text:list-item>
      </text:list>
      <text:p text:style-name="P30"/>
      <text:p text:style-name="P6"><text:span text:style-name="T15">LAYER 23 (</text:span><text:span text:style-name="T1">RUN</text:span><text:span text:style-name="T15">);<text:tab/>ll.57-65</text:span></text:p>
      <text:list xml:id="list3401732435" text:style-name="L17">
        <text:list-item>
          <text:p text:style-name="P32">NiftyReg is set up via cmake directives <text:span text:style-name="T18">(piped in CLI)</text:span></text:p>
        </text:list-item>
        <text:list-item>
          <text:p text:style-name="P37">NiftyReg is cloned and set up according to AIDAmri installation manual</text:p>
          <text:list>
            <text:list-item>
              <text:p text:style-name="P49">Apparently a earlier commit was used (l.59 hard reset to specific commit). It is unknown to which extend it matters to use earlier versions of NiftyReg. This has yet to be tested, however it does not affect the functionality of the pipeline</text:p>
            </text:list-item>
          </text:list>
        </text:list-item>
        <text:list-item>
          <text:p text:style-name="P37">cmake directives (ll.61ff) set the build types, installation prefix and the C-compiler (used compiler: GCC v7)</text:p>
          <text:list>
            <text:list-item>
              <text:p text:style-name="P48">NiftyReg installation currently throws a lot of warnings while building image. They do not seem to affect the program at back-end usage but might inflict hidden issues. To fix them it might be recommended to adjust the cmake settings for proper compilation</text:p>
            </text:list-item>
          </text:list>
        </text:list-item>
      </text:list>
      <text:p text:style-name="P38"/>
      <text:p text:style-name="P38">LAYER 24 (<text:span text:style-name="T3">RUN</text:span>);<text:tab/>l.66</text:p>
      <text:list xml:id="list3805284930" text:style-name="L21">
        <text:list-item>
          <text:p text:style-name="P39">Exporting the installation environmental variable to the proper directory</text:p>
        </text:list-item>
      </text:list>
      <text:p text:style-name="P40"/>
      <text:p text:style-name="P40">LAYER 25 (<text:span text:style-name="T1">ENV</text:span>);<text:tab/>l.67</text:p>
      <text:list xml:id="list4045554713" text:style-name="L22">
        <text:list-item>
          <text:p text:style-name="P41">NiftyReg binary path is settings</text:p>
        </text:list-item>
      </text:list>
      <text:p text:style-name="P40"/>
      <text:p text:style-name="P40">LAYER 26 (<text:span text:style-name="T1">ENV</text:span>);<text:tab/>l.68</text:p>
      <text:list xml:id="list1381521250" text:style-name="L23">
        <text:list-item>
          <text:p text:style-name="P42">LD library paths is set for the program to search in shared libraries</text:p>
        </text:list-item>
      </text:list>
      <text:p text:style-name="P40"/>
      <text:p text:style-name="P40">LAYER 27 (<text:span text:style-name="T1">ENV</text:span>);<text:tab/>l.69</text:p>
      <text:list xml:id="list1330179516" text:style-name="L24">
        <text:list-item>
          <text:p text:style-name="P43">exporting path<text:span text:style-name="T19">s</text:span></text:p>
        </text:list-item>
      </text:list>
      <text:p text:style-name="P40"/>
      <text:p text:style-name="P7">LAYER <text:span text:style-name="T19">28</text:span> (<text:span text:style-name="T1">WORKDIR</text:span>);l.71</text:p>
      <text:list xml:id="list3226263836" text:style-name="L18">
        <text:list-item>
          <text:p text:style-name="P33">Changing working directory to aida</text:p>
        </text:list-item>
      </text:list>
      <text:p text:style-name="P7"/>
      <text:p text:style-name="P44">LAYER 29 (<text:span text:style-name="T1">RUN</text:span>);<text:tab/>l.73-75</text:p>
      <text:list xml:id="list3362596181" text:style-name="L25">
        <text:list-item>
          <text:p text:style-name="P45">Downloads and unzips recent Ubuntu 18 version of DSI-studio archive</text:p>
        </text:list-item>
        <text:list-item>
          <text:p text:style-name="P45">rm in l.75 to remove the zip file after extracting</text:p>
        </text:list-item>
      </text:list>
      <text:p text:style-name="P44"/>
      <text:p text:style-name="P7">LAYERS 30,31 (<text:span text:style-name="T1">COPY, COPY</text:span>); ll.78f</text:p>
      <text:list xml:id="list1397659414" text:style-name="L19">
        <text:list-item>
          <text:p text:style-name="P34">Copying the binary and library folder from AIDAmri into the image</text:p>
        </text:list-item>
      </text:list>
      <text:p text:style-name="P7"/>
      <text:p text:style-name="P7">LAYER 32 (<text:span text:style-name="T1">RUN</text:span>);<text:tab/>ll.80ff</text:p>
      <text:list xml:id="list3812215993" text:style-name="L20">
        <text:list-item>
          <text:p text:style-name="P35">Paths for dsi-studio and the custom atlas are written into the dsi-studio-path text file for calling DSI via DTI connectivity protocols</text:p>
          <text:list>
            <text:list-item>
              <text:p text:style-name="P46"><text:span text:style-name="T17">May</text:span> be obsolete if DSI <text:span text:style-name="T16">is </text:span>changed to a compiled version within the image instead of calling the binary</text:p>
            </text:list-item>
            <text:list-item>
              <text:p text:style-name="P47">Custom atlas directories not currently in us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9-30T12:22:08.988757304</dc:date>
    <meta:editing-duration>PT12M37S</meta:editing-duration>
    <meta:editing-cycles>3</meta:editing-cycles>
    <meta:generator>LibreOffice/6.2.8.2$Linux_X86_64 LibreOffice_project/20$Build-2</meta:generator>
    <meta:document-statistic meta:table-count="0" meta:image-count="0" meta:object-count="0" meta:page-count="3" meta:paragraph-count="94" meta:word-count="1028" meta:character-count="6241" meta:non-whitespace-character-count="5366"/>
  </office:meta>
</office:document-meta>
</file>